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T1" style:family="text">
      <style:text-properties style:text-underline-style="solid" style:text-underline-width="auto" style:text-underline-color="font-color"/>
    </style:style>
    <style:style style:name="T2" style:family="text">
      <style:text-properties fo:font-size="13pt"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ff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ff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 : IMPLEMENTATION DES PARCOURS EN LARGEUR </text:p>
      <text:p text:style-name="P1">ET EN PROFONDEUR</text:p>
      <text:p text:style-name="P1"/>
      <text:p text:style-name="P1"/>
      <text:p text:style-name="P2"><text:span text:style-name="T3">Préalable :</text:span> Il est nécessaire de mettre en place une topologie quelconque pour pouvoir observer la formation des arbres de recouvrement et surtout permettre la communication entre les processus et leurs voisins.</text:p>
      <text:p text:style-name="P2"/>
      <text:p text:style-name="P2">La création de cette topologie passe par l'utilisation de la méthode « MPI_Graph_create () ». La topologie est définies par les tableaux « edges » et « index ». Le tableau « edges » défini les voisins de chaque processus. Et le tableau « index » permet de retrouver les voisins de chaque processus dans le tableau « edges »</text:p>
      <text:p text:style-name="P2">Exemple : </text:p>
      <text:p text:style-name="P2">nœud 1 → voisin : 2, 4, 5</text:p>
      <text:p text:style-name="P2">nœud 2 → voisins : 1, 3</text:p>
      <text:p text:style-name="P2">nœud 3 → voisins : 1, 4, 5</text:p>
      <text:p text:style-name="P2">etc... </text:p>
      <text:p text:style-name="P2">le tableau « edges » sera de la forme : [2, 4, 5, 1, 3, 1, 4, 5 …. ]</text:p>
      <text:p text:style-name="P2">et le tableau « index » : [3, 5, 8, ….] qui permet définir l'emplacement des voisins du processus 1 (de 1 à 3), du processus 2 (de 4 à 5), du processus 3 (de 6 à 8), etc...</text:p>
      <text:p text:style-name="P2"/>
      <text:p text:style-name="P2">Ces tableaux sont passés en paramètre à la fonction MPI_create_graph.</text:p>
      <text:p text:style-name="P2"/>
      <text:p text:style-name="P2">Quand le programme est lancé, on définit alors un tableau des voisins à chaque processus. Les voisins sont récupérés dans la topologie définies précédemment à l'aide des fonctions :</text:p>
      <text:p text:style-name="P2">MPI_Graph_neighbors_count(); </text:p>
      <text:p text:style-name="P2">MPI_Graph_neighbors();</text:p>
      <text:p text:style-name="P2">La première donne le nombre de voisins de chaque processus et la seconde rempli un tableau avec les « identifiants » de chaque voisin.</text:p>
      <text:p text:style-name="P2"/>
      <text:p text:style-name="P2">La topologie définie est la suivante : </text:p>
      <text:p text:style-name="P2"><draw:g text:anchor-type="paragraph" draw:z-index="0" draw:style-name="gr1"><draw:frame draw:style-name="gr2" draw:text-style-name="P4" svg:width="0.858cm" svg:height="1.714cm" svg:x="4.376cm" svg:y="1.5cm"><draw:text-box><text:p text:style-name="P3"><text:span text:style-name="T4">0</text:span></text:p><text:p text:style-name="P3"><text:span text:style-name="T4"/></text:p></draw:text-box></draw:frame><draw:frame draw:style-name="gr3" draw:text-style-name="P4" svg:width="0.858cm" svg:height="3.174cm" svg:x="6.777cm" svg:y="0.6cm"><draw:text-box><text:p text:style-name="P3"><text:span text:style-name="T4">1</text:span></text:p><text:p text:style-name="P3"><text:span text:style-name="T4"/></text:p><text:p text:style-name="P3"><text:span text:style-name="T4"/></text:p><text:p text:style-name="P3"><text:span text:style-name="T4">2</text:span></text:p></draw:text-box></draw:frame><draw:frame draw:style-name="gr4" draw:text-style-name="P4" svg:width="0.858cm" svg:height="3.174cm" svg:x="9.376cm" svg:y="0.6cm"><draw:text-box><text:p text:style-name="P3"><text:span text:style-name="T4">4</text:span></text:p><text:p text:style-name="P3"><text:span text:style-name="T4"/></text:p><text:p text:style-name="P3"><text:span text:style-name="T4"/></text:p><text:p text:style-name="P3"><text:span text:style-name="T4">3</text:span></text:p></draw:text-box></draw:frame><draw:frame draw:style-name="gr5" draw:text-style-name="P4" svg:width="0.858cm" svg:height="0.983cm" svg:x="11.876cm" svg:y="2.8cm"><draw:text-box><text:p text:style-name="P3"><text:span text:style-name="T4">5</text:span></text:p></draw:text-box></draw:frame><draw:custom-shape draw:style-name="gr6" draw:text-style-name="P5" svg:width="1.2cm" svg:height="1.301cm" svg:x="4.076cm" svg:y="1.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 xml:id="id1" draw:id="id1" svg:width="1.2cm" svg:height="1.301cm" svg:x="4.076cm" svg:y="1.2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5" xml:id="id3" draw:id="id3" svg:width="1.2cm" svg:height="1.301cm" svg:x="6.575cm" svg:y="0.3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5" xml:id="id2" draw:id="id2" svg:width="1.2cm" svg:height="1.301cm" svg:x="6.575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5" xml:id="id4" draw:id="id4" svg:width="1.2cm" svg:height="1.301cm" svg:x="9.175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 xml:id="id5" draw:id="id5" svg:width="1.2cm" svg:height="1.301cm" svg:x="9.175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 xml:id="id6" draw:id="id6" svg:width="1.202cm" svg:height="1.301cm" svg:x="11.675cm" svg:y="2.599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5" draw:type="line" svg:x1="5.101cm" svg:y1="2.408cm" svg:x2="6.576cm" svg:y2="3.149cm" draw:start-shape="id1" draw:start-glue-point="9" draw:end-shape="id2" draw:end-glue-point="6" svg:d="m5101 2408 1475 741"><text:p/></draw:connector><draw:connector draw:style-name="gr14" draw:text-style-name="P5" draw:type="line" svg:x1="5.275cm" svg:y1="1.949cm" svg:x2="6.575cm" svg:y2="1.05cm" draw:start-shape="id1" draw:start-glue-point="10" draw:end-shape="id3" draw:end-glue-point="6" svg:d="m5275 1949 1300-899"><text:p/></draw:connector><draw:connector draw:style-name="gr15" draw:text-style-name="P5" draw:type="line" svg:x1="7.775cm" svg:y1="1.05cm" svg:x2="9.176cm" svg:y2="1.05cm" draw:start-shape="id3" draw:start-glue-point="10" draw:end-shape="id4" draw:end-glue-point="6" svg:d="m7775 1050h1401"><text:p/></draw:connector><draw:connector draw:style-name="gr16" draw:text-style-name="P5" draw:type="line" svg:x1="7.775cm" svg:y1="3.149cm" svg:x2="9.176cm" svg:y2="3.149cm" draw:start-shape="id2" draw:start-glue-point="10" draw:end-shape="id5" draw:end-glue-point="6" svg:d="m7775 3149h1401"><text:p/></draw:connector><draw:connector draw:style-name="gr17" draw:text-style-name="P5" draw:type="line" svg:x1="10.375cm" svg:y1="3.149cm" svg:x2="11.675cm" svg:y2="3.249cm" draw:start-shape="id5" draw:start-glue-point="10" draw:end-shape="id6" draw:end-glue-point="6" svg:d="m10375 3149 1300 100"><text:p/></draw:connector><draw:connector draw:style-name="gr18" draw:text-style-name="P5" draw:type="line" svg:x1="7.175cm" svg:y1="1.699cm" svg:x2="7.175cm" svg:y2="2.498cm" draw:start-shape="id3" draw:start-glue-point="8" draw:end-shape="id2" draw:end-glue-point="4" svg:d="m7175 1699v799"><text:p/></draw:connector><draw:connector draw:style-name="gr19" draw:text-style-name="P5" draw:type="line" svg:x1="9.775cm" svg:y1="1.699cm" svg:x2="9.775cm" svg:y2="2.498cm" draw:start-shape="id4" draw:start-glue-point="8" draw:end-shape="id5" draw:end-glue-point="4" svg:d="m9775 1699v799"><text:p/></draw:connector><draw:connector draw:style-name="gr20" draw:text-style-name="P5" draw:type="line" svg:x1="7.6cm" svg:y1="2.688cm" svg:x2="9.349cm" svg:y2="1.508cm" draw:start-shape="id2" draw:start-glue-point="11" draw:end-shape="id4" draw:end-glue-point="7" svg:d="m7600 2688 1749-1180"><text:p/></draw:connector></draw:g></text:p>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Exercice 1 </text:span>: Implémentation du parcours en largeur</text:p>
      <text:p text:style-name="P2"/>
      <text:p text:style-name="P2">Le programme réalisé est fourni dans le fichier « parcours_largeur.c ». </text:p>
      <text:p text:style-name="P2">Après avoir défini la topologie des processus du programme, chaque programme effectue l'algorithme de parcours en largeur comme il a été décrit en TD.</text:p>
      <text:p text:style-name="P2"/>
      <text:p text:style-name="P2">3 exécutions ont été enregistrée (voir fichiers BFS0.log, BFS1.log et BFS2.log</text:p>
      <text:p text:style-name="P2"/>
      <text:p text:style-name="P2"><text:soft-page-break/>Voici le résultat des messages envoyés lors de l'exécution de BFS0.log</text:p>
      <text:p text:style-name="P2"/>
      <text:p text:style-name="P2"/>
      <text:p text:style-name="P2"/>
      <text:p text:style-name="P2"><draw:g text:anchor-type="paragraph" draw:z-index="2" draw:style-name="gr1"><draw:custom-shape draw:style-name="gr59" draw:text-style-name="P5" xml:id="id13" draw:id="id13" svg:width="1.2cm" svg:height="1.301cm" svg:x="-0.732cm" svg:y="2.073cm"><text:p text:style-name="P6"><text:span text:style-name="T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5" xml:id="id15" draw:id="id15" svg:width="1.202cm" svg:height="1.301cm" svg:x="2.967cm" svg:y="0.372cm"><text:p text:style-name="P6"><text:span text:style-name="T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1" draw:text-style-name="P5" xml:id="id14" draw:id="id14" svg:width="1.202cm" svg:height="1.301cm" svg:x="2.967cm" svg:y="3.773cm"><text:p text:style-name="P6"><text:span text:style-name="T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5" xml:id="id16" draw:id="id16" svg:width="1.202cm" svg:height="1.301cm" svg:x="6.567cm" svg:y="0.372cm"><text:p text:style-name="P6"><text:span text:style-name="T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5" xml:id="id17" draw:id="id17" svg:width="1.2cm" svg:height="1.301cm" svg:x="6.468cm" svg:y="3.874cm"><text:p text:style-name="P6"><text:span text:style-name="T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5" xml:id="id18" draw:id="id18" svg:width="1.202cm" svg:height="1.301cm" svg:x="9.767cm" svg:y="3.874cm"><text:p text:style-name="P6"><text:span text:style-name="T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5" draw:text-style-name="P5" draw:type="line" svg:x1="0.293cm" svg:y1="3.182cm" svg:x2="2.967cm" svg:y2="4.424cm" draw:start-shape="id13" draw:start-glue-point="9" draw:end-shape="id14" draw:end-glue-point="6" svg:d="m293 3182 2674 1242"><text:p/></draw:connector><draw:connector draw:style-name="gr66" draw:text-style-name="P5" draw:type="line" svg:x1="0.467cm" svg:y1="2.723cm" svg:x2="2.967cm" svg:y2="1.023cm" draw:start-shape="id13" draw:start-glue-point="10" draw:end-shape="id15" draw:end-glue-point="6" svg:d="m467 2723 2500-1700"><text:p/></draw:connector><draw:connector draw:style-name="gr67" draw:text-style-name="P5" draw:type="line" svg:x1="4.168cm" svg:y1="1.023cm" svg:x2="6.567cm" svg:y2="1.023cm" draw:start-shape="id15" draw:start-glue-point="10" draw:end-shape="id16" draw:end-glue-point="6" svg:d="m4168 1023h2399"><text:p/></draw:connector><draw:connector draw:style-name="gr68" draw:text-style-name="P5" draw:type="line" svg:x1="4.168cm" svg:y1="4.424cm" svg:x2="6.468cm" svg:y2="4.524cm" draw:start-shape="id14" draw:start-glue-point="10" draw:end-shape="id17" draw:end-glue-point="6" svg:d="m4168 4424 2300 100"><text:p/></draw:connector><draw:connector draw:style-name="gr69" draw:text-style-name="P5" draw:type="line" svg:x1="7.668cm" svg:y1="4.524cm" svg:x2="9.767cm" svg:y2="4.524cm" draw:start-shape="id17" draw:start-glue-point="10" draw:end-shape="id18" draw:end-glue-point="6" svg:d="m7668 4524h2099"><text:p/></draw:connector><draw:connector draw:style-name="gr70" draw:text-style-name="P5" draw:type="line" svg:x1="3.568cm" svg:y1="1.672cm" svg:x2="3.568cm" svg:y2="3.773cm" draw:start-shape="id15" draw:start-glue-point="8" draw:end-shape="id14" draw:end-glue-point="4" svg:d="m3568 1672v2101"><text:p/></draw:connector><draw:connector draw:style-name="gr71" draw:text-style-name="P5" draw:type="line" svg:x1="7.168cm" svg:y1="1.672cm" svg:x2="7.068cm" svg:y2="3.874cm" draw:start-shape="id16" draw:start-glue-point="8" draw:end-shape="id17" draw:end-glue-point="4" svg:d="m7168 1672-100 2202"><text:p/></draw:connector><draw:connector draw:style-name="gr72" draw:text-style-name="P5" draw:type="line" svg:x1="3.993cm" svg:y1="3.963cm" svg:x2="6.742cm" svg:y2="1.482cm" draw:start-shape="id14" draw:start-glue-point="11" draw:end-shape="id16" draw:end-glue-point="7" svg:d="m3993 3963 2749-2481"><text:p/></draw:connector><draw:line draw:style-name="gr73" draw:text-style-name="P5" svg:x1="1.367cm" svg:y1="2.473cm" svg:x2="2.367cm" svg:y2="1.773cm"><text:p/></draw:line><draw:line draw:style-name="gr74" draw:text-style-name="P5" svg:x1="1.367cm" svg:y1="3.373cm" svg:x2="2.367cm" svg:y2="3.873cm"><text:p/></draw:line><draw:line draw:style-name="gr75" draw:text-style-name="P5" svg:x1="3.267cm" svg:y1="2.173cm" svg:x2="3.267cm" svg:y2="3.273cm"><text:p/></draw:line><draw:line draw:style-name="gr76" draw:text-style-name="P5" svg:x1="4.767cm" svg:y1="0.773cm" svg:x2="6.167cm" svg:y2="0.773cm"><text:p/></draw:line><draw:line draw:style-name="gr77" draw:text-style-name="P5" svg:x1="5.967cm" svg:y1="1.773cm" svg:x2="5.067cm" svg:y2="2.573cm"><text:p/></draw:line><draw:line draw:style-name="gr78" draw:text-style-name="P5" svg:x1="7.466cm" svg:y1="2.073cm" svg:x2="7.466cm" svg:y2="3.273cm"><text:p/></draw:line><draw:line draw:style-name="gr79" draw:text-style-name="P5" svg:x1="2.367cm" svg:y1="4.373cm" svg:x2="1.167cm" svg:y2="3.873cm"><text:p/></draw:line><draw:line draw:style-name="gr80" draw:text-style-name="P5" svg:x1="5.667cm" svg:y1="4.173cm" svg:x2="4.667cm" svg:y2="4.173cm"><text:p/></draw:line><draw:line draw:style-name="gr81" draw:text-style-name="P5" svg:x1="8.167cm" svg:y1="4.273cm" svg:x2="9.267cm" svg:y2="4.273cm"><text:p/></draw:line><draw:line draw:style-name="gr82" draw:text-style-name="P5" svg:x1="9.367cm" svg:y1="4.773cm" svg:x2="8.267cm" svg:y2="4.773cm"><text:p/></draw:line><draw:line draw:style-name="gr83" draw:text-style-name="P5" svg:x1="5.366cm" svg:y1="3.173cm" svg:x2="6.366cm" svg:y2="2.373cm"><text:p/></draw:line><draw:line draw:style-name="gr84" draw:text-style-name="P5" svg:x1="4.767cm" svg:y1="4.773cm" svg:x2="6.067cm" svg:y2="4.773cm"><text:p/></draw:line><draw:line draw:style-name="gr85" draw:text-style-name="P5" svg:x1="6.867cm" svg:y1="3.473cm" svg:x2="6.867cm" svg:y2="2.173cm"><text:p/></draw:line><draw:line draw:style-name="gr86" draw:text-style-name="P5" svg:x1="5.867cm" svg:y1="1.273cm" svg:x2="4.567cm" svg:y2="1.273cm"><text:p/></draw:line><draw:line draw:style-name="gr87" draw:text-style-name="P5" svg:x1="1.967cm" svg:y1="1.273cm" svg:x2="0.867cm" svg:y2="1.973cm"><text:p/></draw:line><draw:line draw:style-name="gr88" draw:text-style-name="P5" svg:x1="10.066cm" svg:y1="1.873cm" svg:x2="11.066cm" svg:y2="1.873cm"><text:p/></draw:line><draw:line draw:style-name="gr89" draw:text-style-name="P5" svg:x1="10.066cm" svg:y1="2.673cm" svg:x2="11.066cm" svg:y2="2.673cm"><text:p/></draw:line><draw:frame draw:style-name="gr90" draw:text-style-name="P4" svg:width="6.61cm" svg:height="1.714cm" svg:x="11.077cm" svg:y="1.401cm"><draw:text-box><text:p text:style-name="P3"><text:span text:style-name="T4">Message « retour</text:span></text:p><text:p text:style-name="P3"><text:span text:style-name="T4">Message « traverse »</text:span></text:p></draw:text-box></draw:frame><draw:custom-shape draw:style-name="gr91" draw:text-style-name="P5" svg:width="18.7cm" svg:height="5.301cm" svg:x="-1.032cm" svg:y="0.072cm"><text:p/><draw:enhanced-geometry svg:viewBox="0 0 21600 21600" draw:type="rectangle" draw:enhanced-path="M 0 0 L 21600 0 21600 21600 0 21600 0 0 Z N"/></draw:custom-shape><draw:line draw:style-name="gr92" draw:text-style-name="P5" svg:x1="10.065cm" svg:y1="1.872cm" svg:x2="11.065cm" svg:y2="1.872cm"><text:p/></draw:line><draw:line draw:style-name="gr93" draw:text-style-name="P5" svg:x1="3.867cm" svg:y1="3.273cm" svg:x2="3.867cm" svg:y2="2.073cm"><text:p/></draw:line><draw:line draw:style-name="gr94" draw:text-style-name="P5" svg:x1="10.167cm" svg:y1="0.673cm" svg:x2="11.067cm" svg:y2="0.673cm"><text:p/></draw:line><draw:frame draw:style-name="gr95" draw:text-style-name="P4" svg:width="5.901cm" svg:height="1.714cm" svg:x="11.167cm" svg:y="0cm"><draw:text-box><text:p text:style-name="P3"><text:span text:style-name="T4">Arbre de recouvrement</text:span></text:p></draw:text-box></draw:frame><draw:line draw:style-name="gr96" draw:text-style-name="P5" svg:x1="9.767cm" svg:y1="4.473cm" svg:x2="7.667cm" svg:y2="4.473cm"><text:p/></draw:line><draw:line draw:style-name="gr97" draw:text-style-name="P5" svg:x1="7.067cm" svg:y1="3.873cm" svg:x2="7.167cm" svg:y2="1.673cm"><text:p/></draw:line><draw:line draw:style-name="gr98" draw:text-style-name="P5" svg:x1="6.566cm" svg:y1="1.073cm" svg:x2="4.066cm" svg:y2="1.073cm"><text:p/></draw:line><draw:line draw:style-name="gr99" draw:text-style-name="P5" svg:x1="2.967cm" svg:y1="1.073cm" svg:x2="0.367cm" svg:y2="2.773cm"><text:p/></draw:line><draw:line draw:style-name="gr100" draw:text-style-name="P5" svg:x1="3.067cm" svg:y1="4.473cm" svg:x2="0.267cm" svg:y2="3.173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On remarque la formation de l'arbre de recouvrement qui suit la transmission des messages retours.</text:p>
      <text:p text:style-name="P2"/>
      <text:p text:style-name="P2"/>
      <text:p text:style-name="P2"/>
      <text:p text:style-name="P2"/>
      <text:p text:style-name="P2"/>
      <text:p text:style-name="P2"/>
      <text:p text:style-name="P2"><text:span text:style-name="T3">Exercice 2 </text:span>: Implémentation du parcours en profondeur</text:p>
      <text:p text:style-name="P2"/>
      <text:p text:style-name="P2">Le programme réalisé est fourni dans le fichier « parcours_profondeur.c ». </text:p>
      <text:p text:style-name="P2">Après avoir défini la topologie des processus du programme, chaque programme effectue l'algorithme de parcours en profondeur comme il a été décrit en TD.</text:p>
      <text:p text:style-name="P2"/>
      <text:p text:style-name="P2">3 exécutions ont été enregistrée (voir fichiers DFS0.log, DFS1.log et DFS2.log</text:p>
      <text:p text:style-name="P2"/>
      <text:p text:style-name="P2">Voici le résultat des messages envoyés lors de l'exécution de DFS0.log</text:p>
      <text:p text:style-name="P2"/>
      <text:p text:style-name="P2"><draw:g text:anchor-type="paragraph" draw:z-index="1" draw:style-name="gr1"><draw:custom-shape draw:style-name="gr21" draw:text-style-name="P5" xml:id="id7" draw:id="id7" svg:width="1.2cm" svg:height="1.301cm" svg:x="-0.732cm" svg:y="1.998cm"><text:p text:style-name="P6"><text:span text:style-name="T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5" xml:id="id9" draw:id="id9" svg:width="1.202cm" svg:height="1.301cm" svg:x="2.967cm" svg:y="0.3cm"><text:p text:style-name="P6"><text:span text:style-name="T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5" xml:id="id8" draw:id="id8" svg:width="1.202cm" svg:height="1.301cm" svg:x="2.967cm" svg:y="3.699cm"><text:p text:style-name="P6"><text:span text:style-name="T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5" xml:id="id10" draw:id="id10" svg:width="1.202cm" svg:height="1.301cm" svg:x="6.567cm" svg:y="0.3cm"><text:p text:style-name="P6"><text:span text:style-name="T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5" xml:id="id11" draw:id="id11" svg:width="1.2cm" svg:height="1.301cm" svg:x="6.468cm" svg:y="3.799cm"><text:p text:style-name="P6"><text:span text:style-name="T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5" xml:id="id12" draw:id="id12" svg:width="1.202cm" svg:height="1.301cm" svg:x="9.767cm" svg:y="3.799cm"><text:p text:style-name="P6"><text:span text:style-name="T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7" draw:text-style-name="P5" draw:type="line" svg:x1="0.293cm" svg:y1="3.108cm" svg:x2="2.967cm" svg:y2="4.35cm" draw:start-shape="id7" draw:start-glue-point="9" draw:end-shape="id8" draw:end-glue-point="6" svg:d="m293 3108 2674 1242"><text:p/></draw:connector><draw:connector draw:style-name="gr28" draw:text-style-name="P5" draw:type="line" svg:x1="0.467cm" svg:y1="2.649cm" svg:x2="2.967cm" svg:y2="0.951cm" draw:start-shape="id7" draw:start-glue-point="10" draw:end-shape="id9" draw:end-glue-point="6" svg:d="m467 2649 2500-1698"><text:p/></draw:connector><draw:connector draw:style-name="gr29" draw:text-style-name="P5" draw:type="line" svg:x1="4.168cm" svg:y1="0.951cm" svg:x2="6.567cm" svg:y2="0.951cm" draw:start-shape="id9" draw:start-glue-point="10" draw:end-shape="id10" draw:end-glue-point="6" svg:d="m4168 951h2399"><text:p/></draw:connector><draw:connector draw:style-name="gr30" draw:text-style-name="P5" draw:type="line" svg:x1="4.168cm" svg:y1="4.35cm" svg:x2="6.468cm" svg:y2="4.45cm" draw:start-shape="id8" draw:start-glue-point="10" draw:end-shape="id11" draw:end-glue-point="6" svg:d="m4168 4350 2300 100"><text:p/></draw:connector><draw:connector draw:style-name="gr31" draw:text-style-name="P5" draw:type="line" svg:x1="7.668cm" svg:y1="4.45cm" svg:x2="9.767cm" svg:y2="4.45cm" draw:start-shape="id11" draw:start-glue-point="10" draw:end-shape="id12" draw:end-glue-point="6" svg:d="m7668 4450h2099"><text:p/></draw:connector><draw:connector draw:style-name="gr32" draw:text-style-name="P5" draw:type="line" svg:x1="3.568cm" svg:y1="1.6cm" svg:x2="3.568cm" svg:y2="3.699cm" draw:start-shape="id9" draw:start-glue-point="8" draw:end-shape="id8" draw:end-glue-point="4" svg:d="m3568 1600v2099"><text:p/></draw:connector><draw:connector draw:style-name="gr33" draw:text-style-name="P5" draw:type="line" svg:x1="7.168cm" svg:y1="1.6cm" svg:x2="7.068cm" svg:y2="3.799cm" draw:start-shape="id10" draw:start-glue-point="8" draw:end-shape="id11" draw:end-glue-point="4" svg:d="m7168 1600-100 2199"><text:p/></draw:connector><draw:connector draw:style-name="gr34" draw:text-style-name="P5" draw:type="line" svg:x1="3.993cm" svg:y1="3.889cm" svg:x2="6.742cm" svg:y2="1.409cm" draw:start-shape="id8" draw:start-glue-point="11" draw:end-shape="id10" draw:end-glue-point="7" svg:d="m3993 3889 2749-2480"><text:p/></draw:connector><draw:line draw:style-name="gr35" draw:text-style-name="P5" svg:x1="1.367cm" svg:y1="2.399cm" svg:x2="2.367cm" svg:y2="1.699cm"><text:p/></draw:line><draw:line draw:style-name="gr36" draw:text-style-name="P5" svg:x1="1.367cm" svg:y1="3.299cm" svg:x2="2.367cm" svg:y2="3.799cm"><text:p/></draw:line><draw:line draw:style-name="gr37" draw:text-style-name="P5" svg:x1="3.267cm" svg:y1="2.099cm" svg:x2="3.267cm" svg:y2="3.199cm"><text:p/></draw:line><draw:line draw:style-name="gr38" draw:text-style-name="P5" svg:x1="4.767cm" svg:y1="0.699cm" svg:x2="6.167cm" svg:y2="0.699cm"><text:p/></draw:line><draw:line draw:style-name="gr39" draw:text-style-name="P5" svg:x1="5.967cm" svg:y1="1.699cm" svg:x2="5.067cm" svg:y2="2.499cm"><text:p/></draw:line><draw:line draw:style-name="gr40" draw:text-style-name="P5" svg:x1="7.466cm" svg:y1="1.999cm" svg:x2="7.466cm" svg:y2="3.199cm"><text:p/></draw:line><draw:line draw:style-name="gr41" draw:text-style-name="P5" svg:x1="2.367cm" svg:y1="4.299cm" svg:x2="1.167cm" svg:y2="3.799cm"><text:p/></draw:line><draw:line draw:style-name="gr42" draw:text-style-name="P5" svg:x1="5.667cm" svg:y1="4.099cm" svg:x2="4.667cm" svg:y2="4.099cm"><text:p/></draw:line><draw:line draw:style-name="gr43" draw:text-style-name="P5" svg:x1="8.167cm" svg:y1="4.199cm" svg:x2="9.267cm" svg:y2="4.199cm"><text:p/></draw:line><draw:line draw:style-name="gr44" draw:text-style-name="P5" svg:x1="9.367cm" svg:y1="4.699cm" svg:x2="8.267cm" svg:y2="4.699cm"><text:p/></draw:line><draw:line draw:style-name="gr45" draw:text-style-name="P5" svg:x1="5.366cm" svg:y1="3.099cm" svg:x2="6.366cm" svg:y2="2.299cm"><text:p/></draw:line><draw:line draw:style-name="gr46" draw:text-style-name="P5" svg:x1="4.767cm" svg:y1="4.699cm" svg:x2="6.067cm" svg:y2="4.699cm"><text:p/></draw:line><draw:line draw:style-name="gr47" draw:text-style-name="P5" svg:x1="6.867cm" svg:y1="3.399cm" svg:x2="6.867cm" svg:y2="2.099cm"><text:p/></draw:line><draw:line draw:style-name="gr48" draw:text-style-name="P5" svg:x1="5.867cm" svg:y1="1.199cm" svg:x2="4.567cm" svg:y2="1.199cm"><text:p/></draw:line><draw:line draw:style-name="gr49" draw:text-style-name="P5" svg:x1="1.967cm" svg:y1="1.199cm" svg:x2="0.867cm" svg:y2="1.899cm"><text:p/></draw:line><draw:line draw:style-name="gr50" draw:text-style-name="P5" svg:x1="10.066cm" svg:y1="2.599cm" svg:x2="11.066cm" svg:y2="2.599cm"><text:p/></draw:line><draw:frame draw:style-name="gr51" draw:text-style-name="P4" svg:width="6.61cm" svg:height="1.714cm" svg:x="11.077cm" svg:y="1.326cm"><draw:text-box><text:p text:style-name="P3"><text:span text:style-name="T4">Message « retour</text:span></text:p><text:p text:style-name="P3"><text:span text:style-name="T4">Message « traverse »</text:span></text:p></draw:text-box></draw:frame><draw:custom-shape draw:style-name="gr52" draw:text-style-name="P5" svg:width="18.7cm" svg:height="5.299cm" svg:x="-1.032cm" svg:y="0cm"><text:p/><draw:enhanced-geometry svg:viewBox="0 0 21600 21600" draw:type="rectangle" draw:enhanced-path="M 0 0 L 21600 0 21600 21600 0 21600 0 0 Z N"/></draw:custom-shape><draw:line draw:style-name="gr53" draw:text-style-name="P5" svg:x1="3.868cm" svg:y1="3.2cm" svg:x2="3.868cm" svg:y2="1.9cm"><text:p/></draw:line><draw:line draw:style-name="gr54" draw:text-style-name="P5" svg:x1="9.368cm" svg:y1="4.4cm" svg:x2="7.768cm" svg:y2="4.4cm"><text:p/></draw:line><draw:line draw:style-name="gr55" draw:text-style-name="P5" svg:x1="7.068cm" svg:y1="3.5cm" svg:x2="7.168cm" svg:y2="1.6cm"><text:p/></draw:line><draw:line draw:style-name="gr56" draw:text-style-name="P5" svg:x1="6.467cm" svg:y1="0.9cm" svg:x2="4.267cm" svg:y2="0.9cm"><text:p/></draw:line><draw:line draw:style-name="gr57" draw:text-style-name="P5" svg:x1="3.568cm" svg:y1="1.6cm" svg:x2="3.568cm" svg:y2="3.7cm"><text:p/></draw:line><draw:line draw:style-name="gr58" draw:text-style-name="P5" svg:x1="2.868cm" svg:y1="4.3cm" svg:x2="0.268cm" svg:y2="3.1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On peut observer la formation de l'arbre de recouvrement d'après l'ordre de réception des messages retours. Il ne faut pas prendre en compte les messages retours renvoyés par un nœud qui participe déjà à l'algorithme.</text:p>
      <text:p text:style-name="P2"/>
      <text:p text:style-name="P2"/>
      <text:p text:style-name="P2"/>
      <text:p text:style-name="P2"/>
      <text:p text:style-name="P2"><text:soft-page-break/>Conclusion : </text:p>
      <text:p text:style-name="P2"/>
      <text:p text:style-name="P2">Nous pouvons constater que le coût en nombre de messages est le même quelques soit la méthode de parcours. De plus il reste le même sur plusieurs exécutions du même programme.</text:p>
      <text:p text:style-name="P2">Cependant, le temps de parcours est bien plus long pour le parcours en profondeur. Cela semble logique, car il n'y a jamais 2 messages échangés simultanément pendant le parcours. </text:p>
      <text:p text:style-name="P2"/>
      <text:p text:style-name="P2">En revanche, à chaque exécution de l'un des 2 programmes, l'arbre de recouvrement change. Cela est dû au fait que le choix du prochain voisin se fait via une variable alé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e </meta:initial-creator>
    <meta:creation-date>2014-04-29T16:04:23</meta:creation-date>
    <dc:date>2014-04-29T17:06:07</dc:date>
    <dc:creator>stephane </dc:creator>
    <meta:editing-duration>PT1H26S</meta:editing-duration>
    <meta:editing-cycles>17</meta:editing-cycles>
    <meta:generator>LibreOffice/3.5$Linux_x86 LibreOffice_project/350m1$Build-2</meta:generator>
    <meta:document-statistic meta:table-count="0" meta:image-count="0" meta:object-count="0" meta:page-count="3" meta:paragraph-count="33" meta:word-count="532" meta:character-count="3108" meta:non-whitespace-character-count="2600"/>
  </office:meta>
</office:document-meta>
</file>